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sans-serif"/>
    <style:font-face style:name="Courier New" svg:font-family="'Courier New'" style:font-family-generic="roman"/>
    <style:font-face style:name="Arial1" svg:font-family="Arial" style:font-family-generic="swiss"/>
    <style:font-face style:name="Calibri" svg:font-family="Calibri" style:font-family-generic="swiss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5.599cm"/>
    </style:style>
    <style:style style:name="co3" style:family="table-column">
      <style:table-column-properties fo:break-before="auto" style:column-width="1.032cm"/>
    </style:style>
    <style:style style:name="co4" style:family="table-column">
      <style:table-column-properties fo:break-before="auto" style:column-width="1.236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1.134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4.743cm"/>
    </style:style>
    <style:style style:name="co14" style:family="table-column">
      <style:table-column-properties fo:break-before="auto" style:column-width="11.024cm"/>
    </style:style>
    <style:style style:name="co15" style:family="table-column">
      <style:table-column-properties fo:break-before="auto" style:column-width="1.074cm"/>
    </style:style>
    <style:style style:name="co16" style:family="table-column">
      <style:table-column-properties fo:break-before="auto" style:column-width="1.901cm"/>
    </style:style>
    <style:style style:name="co17" style:family="table-column">
      <style:table-column-properties fo:break-before="auto" style:column-width="2.071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873cm"/>
    </style:style>
    <style:style style:name="co20" style:family="table-column">
      <style:table-column-properties fo:break-before="auto" style:column-width="3.628cm"/>
    </style:style>
    <style:style style:name="co21" style:family="table-column">
      <style:table-column-properties fo:break-before="auto" style:column-width="3.434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3.822cm"/>
    </style:style>
    <style:style style:name="co24" style:family="table-column">
      <style:table-column-properties fo:break-before="auto" style:column-width="3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Arial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name-complex="Courier New" style:font-size-complex="10pt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language-complex="none" style:country-complex="none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ohit Devanagari" style:font-size-asian="10pt" style:language-asian="hi" style:country-asian="IN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ohit Devanagari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7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ourier New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ourier New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ourier New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color="#000000" style:font-name="Times New Roman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ourier New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222222" style:letter-kerning="true" fo:letter-spacing="normal" fo:language="en" fo:country="US" style:language-asian="hi" style:country-asian="IN" style:font-name-asian="Lohit Devanagari" style:font-size-asian="12pt" style:font-size-complex="9.5pt" style:font-weight-complex="normal" style:font-style-complex="normal"/>
    </style:style>
    <style:style style:name="T8" style:family="text">
      <style:text-properties style:font-size-complex="9.5pt"/>
    </style:style>
    <style:style style:name="T9" style:family="text">
      <style:text-properties style:letter-kerning="true" fo:letter-spacing="normal" fo:language="en" fo:country="US" style:language-asian="hi" style:country-asian="IN" style:font-name-asian="Lohit Devanagari" style:font-size-asian="12pt" style:font-size-complex="9.5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5" table:default-cell-style-name="ce24"/>
        <table:table-column table:style-name="co18" table:number-columns-repeated="2" table:default-cell-style-name="ce3"/>
        <table:table-column table:style-name="co19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default-cell-style-name="ce3"/>
        <table:table-column table:style-name="co18" table:number-columns-repeated="33" table:default-cell-style-name="ce3"/>
        <table:table-column table:style-name="co18" table:number-columns-repeated="10" table:default-cell-style-name="Default"/>
        <table:table-column table:style-name="co18" table:number-columns-repeated="949" table:default-cell-style-name="ce19"/>
        <table:table-row table:style-name="ro1">
          <table:table-cell table:style-name="ce1" table:number-columns-repeated="2"/>
          <table:table-cell table:style-name="ce27" office:value-type="string" calcext:value-type="string" table:number-columns-spanned="4" table:number-rows-spanned="1">
            <text:p>Morphological</text:p>
          </table:table-cell>
          <table:covered-table-cell table:number-columns-repeated="3" table:style-name="ce27"/>
          <table:table-cell table:style-name="ce27" office:value-type="string" calcext:value-type="string" table:number-columns-spanned="3" table:number-rows-spanned="1">
            <text:p>Molecular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Karyological</text:p>
          </table:table-cell>
          <table:covered-table-cell table:style-name="ce27"/>
          <table:table-cell table:style-name="ce27" office:value-type="string" calcext:value-type="string" table:number-columns-spanned="3" table:number-rows-spanned="1">
            <text:p>Ecological</text:p>
          </table:table-cell>
          <table:covered-table-cell table:number-columns-repeated="2" table:style-name="ce27"/>
          <table:table-cell table:style-name="ce1" table:number-columns-repeated="5"/>
          <table:table-cell table:style-name="ce23"/>
          <table:table-cell table:style-name="ce27" table:number-columns-repeated="43"/>
          <table:table-cell table:number-columns-repeated="10"/>
          <table:table-cell table:style-name="Default" table:number-columns-repeated="949"/>
        </table:table-row>
        <table:table-row table:style-name="ro1">
          <table:table-cell table:style-name="ce27" office:value-type="string" calcext:value-type="string">
            <text:p>Family</text:p>
          </table:table-cell>
          <table:table-cell table:style-name="ce27" office:value-type="string" calcext:value-type="string">
            <text:p>Described Species</text:p>
          </table:table-cell>
          <table:table-cell table:style-name="ce27" office:value-type="string" calcext:value-type="string">
            <text:p>DCP</text:p>
          </table:table-cell>
          <table:table-cell table:style-name="ce27" office:value-type="string" calcext:value-type="string">
            <text:p>MMC</text:p>
          </table:table-cell>
          <table:table-cell table:style-name="ce27" office:value-type="string" calcext:value-type="string">
            <text:p>MMG</text:p>
          </table:table-cell>
          <table:table-cell table:style-name="ce27" office:value-type="string" calcext:value-type="string">
            <text:p>MPH</text:p>
          </table:table-cell>
          <table:table-cell table:style-name="ce27" office:value-type="string" calcext:value-type="string">
            <text:p>mtDNA</text:p>
          </table:table-cell>
          <table:table-cell table:style-name="ce27" office:value-type="string" calcext:value-type="string">
            <text:p>nuDNA</text:p>
          </table:table-cell>
          <table:table-cell table:style-name="ce27" office:value-type="string" calcext:value-type="string">
            <text:p>MTG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BCN</text:p>
          </table:table-cell>
          <table:table-cell table:style-name="ce1" office:value-type="string" calcext:value-type="string">
            <text:p>NIC</text:p>
          </table:table-cell>
          <table:table-cell table:style-name="ce12" office:value-type="string" calcext:value-type="string">
            <text:p>ETH</text:p>
          </table:table-cell>
          <table:table-cell table:style-name="ce12" office:value-type="string" calcext:value-type="string">
            <text:p>BRE</text:p>
          </table:table-cell>
          <table:table-cell table:style-name="ce27" office:value-type="string" calcext:value-type="string">
            <text:p>Species Concept</text:p>
          </table:table-cell>
          <table:table-cell table:style-name="ce27" office:value-type="string" calcext:value-type="string">
            <text:p>Authority</text:p>
          </table:table-cell>
          <table:table-cell table:style-name="ce27" office:value-type="string" calcext:value-type="string">
            <text:p>Year</text:p>
          </table:table-cell>
          <table:table-cell table:style-name="ce27" office:value-type="string" calcext:value-type="string">
            <text:p>Latitude</text:p>
          </table:table-cell>
          <table:table-cell table:style-name="ce27" office:value-type="string" calcext:value-type="string">
            <text:p>Longitude</text:p>
          </table:table-cell>
          <table:table-cell table:style-name="ce23"/>
          <table:table-cell table:style-name="ce27" table:number-columns-repeated="43"/>
          <table:table-cell table:number-columns-repeated="10"/>
          <table:table-cell table:style-name="Default" table:number-columns-repeated="949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Akodon</text:span> paranaens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Christoff, Fagundes, Sbalqueiro, Mattevi &amp; Yonenaga-Yassuda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5.44167" calcext:value-type="float">
            <text:p>-25.44167</text:p>
          </table:table-cell>
          <table:table-cell table:style-name="ce20" office:value-type="float" office:value="-49.06333" calcext:value-type="float">
            <text:p>-49.0633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8" office:value-type="string" calcext:value-type="string">
            <text:p><text:span text:style-name="T1">Akodon</text:span> oeno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raun, Mares &amp; Ojeda</text:p>
          </table:table-cell>
          <table:table-cell table:style-name="ce19" office:value-type="float" office:value="2000" calcext:value-type="float">
            <text:p>2000</text:p>
          </table:table-cell>
          <table:table-cell table:style-name="ce20" office:value-type="float" office:value="-38.8" calcext:value-type="float">
            <text:p>-38.80000</text:p>
          </table:table-cell>
          <table:table-cell table:style-name="ce20" office:value-type="float" office:value="-68.666667" calcext:value-type="float">
            <text:p>-68.66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Brucepattersonius</text:span> guaran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Mares &amp; Braun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7.1666" calcext:value-type="float">
            <text:p>-27.16660</text:p>
          </table:table-cell>
          <table:table-cell table:style-name="ce20" office:value-type="float" office:value="-54.16667" calcext:value-type="float">
            <text:p>-54.16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Brucepattersonius</text:span> misionens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Mares &amp; Braun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7.1666" calcext:value-type="float">
            <text:p>-27.16660</text:p>
          </table:table-cell>
          <table:table-cell table:style-name="ce20" office:value-type="float" office:value="-54.16667" calcext:value-type="float">
            <text:p>-54.16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Brucepattersonius</text:span> paradis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Mares &amp; Braun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7.1666" calcext:value-type="float">
            <text:p>-27.16660</text:p>
          </table:table-cell>
          <table:table-cell table:style-name="ce20" office:value-type="float" office:value="-54.16667" calcext:value-type="float">
            <text:p>-54.16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7" office:value-type="string" calcext:value-type="string">
            <text:p><text:span text:style-name="T2">Ctenomys</text:span> paraguayens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Contreras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7.4" calcext:value-type="float">
            <text:p>-27.40000</text:p>
          </table:table-cell>
          <table:table-cell table:style-name="ce20" office:value-type="float" office:value="-57.0166666666667" calcext:value-type="float">
            <text:p>-57.01667</text:p>
          </table:table-cell>
          <table:table-cell/>
          <table:table-cell table:style-name="ce20"/>
          <table:table-cell table:style-name="ce16"/>
          <table:table-cell table:number-columns-repeated="5"/>
          <table:table-cell table:style-name="ce16"/>
          <table:table-cell table:number-columns-repeated="994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<text:span text:style-name="T3">Mesomys</text:span> occult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Patton, Da Silva &amp; Malcolm 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3.28333333333333" calcext:value-type="float">
            <text:p>-3.28333</text:p>
          </table:table-cell>
          <table:table-cell table:style-name="ce20" office:value-type="float" office:value="-66.2333333333333" calcext:value-type="float">
            <text:p>-66.23333</text:p>
          </table:table-cell>
          <table:table-cell/>
          <table:table-cell table:style-name="ce20"/>
          <table:table-cell table:style-name="ce13"/>
          <table:table-cell table:number-columns-repeated="5"/>
          <table:table-cell table:style-name="ce13"/>
          <table:table-cell table:number-columns-repeated="994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Neacomys</text:span> minut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Patton, Da Silva &amp; Malcolm 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6.58333333333333" calcext:value-type="float">
            <text:p>-6.58333</text:p>
          </table:table-cell>
          <table:table-cell table:style-name="ce20" office:value-type="float" office:value="-68.9" calcext:value-type="float">
            <text:p>-68.90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Neacomys</text:span> musser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Patton, Da Silva &amp; Malcolm 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13.11667" calcext:value-type="float">
            <text:p>-13.11667</text:p>
          </table:table-cell>
          <table:table-cell table:style-name="ce20" office:value-type="float" office:value="-71.28333" calcext:value-type="float">
            <text:p>-71.28333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3">Rhipidomys</text:span> gardner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Patton, Da Silva &amp; Malcolm 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12.55" calcext:value-type="float">
            <text:p>-12.55000</text:p>
          </table:table-cell>
          <table:table-cell table:style-name="ce20" office:value-type="float" office:value="-69.05" calcext:value-type="float">
            <text:p>-69.0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Tapecomys</text:span> prim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Anderson &amp; Yates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1.4333333333333" calcext:value-type="float">
            <text:p>-21.43333</text:p>
          </table:table-cell>
          <table:table-cell table:style-name="ce20" office:value-type="float" office:value="-63.9166666666667" calcext:value-type="float">
            <text:p>-63.9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table:style-name="ce4" office:value-type="string" calcext:value-type="string">
            <text:p>Octodontidae</text:p>
          </table:table-cell>
          <table:table-cell table:style-name="ce7" office:value-type="string" calcext:value-type="string">
            <text:p>Pipanacoctomys aure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Mares, Braun, Barquez &amp; Díaz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27.8333333333333" calcext:value-type="float">
            <text:p>-27.83333</text:p>
          </table:table-cell>
          <table:table-cell table:style-name="ce20" office:value-type="float" office:value="-66.2666666666667" calcext:value-type="float">
            <text:p>-66.26667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table:style-name="ce4" office:value-type="string" calcext:value-type="string">
            <text:p>Octodontidae</text:p>
          </table:table-cell>
          <table:table-cell table:style-name="ce7" office:value-type="string" calcext:value-type="string">
            <text:p>Salinoctomys loschalchalerosoru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Mares, Braun, Barquez &amp; Díaz</text:p>
          </table:table-cell>
          <table:table-cell office:value-type="float" office:value="2000" calcext:value-type="float">
            <text:p>2000</text:p>
          </table:table-cell>
          <table:table-cell table:style-name="ce20" office:value-type="float" office:value="-30.0333333333333" calcext:value-type="float">
            <text:p>-30.03333</text:p>
          </table:table-cell>
          <table:table-cell table:style-name="ce20" office:value-type="float" office:value="-65.5166666666667" calcext:value-type="float">
            <text:p>-65.5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Aepeomys</text:span> reig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Ochoa, Aguilera, Pacheco &amp; Soriano</text:p>
          </table:table-cell>
          <table:table-cell office:value-type="float" office:value="2001" calcext:value-type="float">
            <text:p>2001</text:p>
          </table:table-cell>
          <table:table-cell table:style-name="ce20" office:value-type="float" office:value="9.66666666666667" calcext:value-type="float">
            <text:p>9.66667</text:p>
          </table:table-cell>
          <table:table-cell table:style-name="ce20" office:value-type="float" office:value="-69.6166666666667" calcext:value-type="float">
            <text:p>-69.61667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Erethizontidae</text:p>
          </table:table-cell>
          <table:table-cell table:style-name="ce7" office:value-type="string" calcext:value-type="string">
            <text:p><text:span text:style-name="T1">Coendou</text:span> ichill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Voss &amp; da Silva</text:p>
          </table:table-cell>
          <table:table-cell office:value-type="float" office:value="2001" calcext:value-type="float">
            <text:p>2001</text:p>
          </table:table-cell>
          <table:table-cell table:style-name="ce20" office:value-type="float" office:value="-2.048672" calcext:value-type="float">
            <text:p>-2.04867</text:p>
          </table:table-cell>
          <table:table-cell table:style-name="ce20" office:value-type="float" office:value="-77.605812" calcext:value-type="float">
            <text:p>-77.60581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Erethizontidae</text:p>
          </table:table-cell>
          <table:table-cell table:style-name="ce7" office:value-type="string" calcext:value-type="string">
            <text:p><text:span text:style-name="T1">Coendou</text:span> roosmalenoru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Voss &amp; da Silva</text:p>
          </table:table-cell>
          <table:table-cell office:value-type="float" office:value="2001" calcext:value-type="float">
            <text:p>2001</text:p>
          </table:table-cell>
          <table:table-cell table:style-name="ce20" office:value-type="float" office:value="-5.55" calcext:value-type="float">
            <text:p>-5.55000</text:p>
          </table:table-cell>
          <table:table-cell table:style-name="ce20" office:value-type="float" office:value="-61.1166666666667" calcext:value-type="float">
            <text:p>-61.11667</text:p>
          </table:table-cell>
          <table:table-cell/>
          <table:table-cell table:style-name="ce20"/>
          <table:table-cell table:style-name="ce13"/>
          <table:table-cell table:number-columns-repeated="5"/>
          <table:table-cell table:style-name="ce13"/>
          <table:table-cell table:number-columns-repeated="994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7" office:value-type="string" calcext:value-type="string">
            <text:p><text:span text:style-name="T1">Ctenomys</text:span> lam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Freitas <text:s/></text:p>
          </table:table-cell>
          <table:table-cell office:value-type="float" office:value="2001" calcext:value-type="float">
            <text:p>2001</text:p>
          </table:table-cell>
          <table:table-cell table:style-name="ce20" office:value-type="float" office:value="-30.85" calcext:value-type="float">
            <text:p>-30.85000</text:p>
          </table:table-cell>
          <table:table-cell table:style-name="ce20" office:value-type="float" office:value="-51.8333333333333" calcext:value-type="float">
            <text:p>-51.83333</text:p>
          </table:table-cell>
          <table:table-cell/>
          <table:table-cell table:style-name="ce20"/>
          <table:table-cell table:style-name="ce13"/>
          <table:table-cell table:number-columns-repeated="5"/>
          <table:table-cell table:style-name="ce13"/>
          <table:table-cell table:number-columns-repeated="994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acomys</text:span> dubost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Voss, Lunde &amp; Simmons</text:p>
          </table:table-cell>
          <table:table-cell office:value-type="float" office:value="2001" calcext:value-type="float">
            <text:p>2001</text:p>
          </table:table-cell>
          <table:table-cell table:style-name="ce20" office:value-type="float" office:value="5.28333" calcext:value-type="float">
            <text:p>5.28333</text:p>
          </table:table-cell>
          <table:table-cell table:style-name="ce20" office:value-type="float" office:value="-52.91667" calcext:value-type="float">
            <text:p>-52.9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acomys</text:span> paracou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Voss, Lunde &amp; Simmons</text:p>
          </table:table-cell>
          <table:table-cell office:value-type="float" office:value="2001" calcext:value-type="float">
            <text:p>2001</text:p>
          </table:table-cell>
          <table:table-cell table:style-name="ce20" office:value-type="float" office:value="5.28333" calcext:value-type="float">
            <text:p>5.28333</text:p>
          </table:table-cell>
          <table:table-cell table:style-name="ce20" office:value-type="float" office:value="-52.91667" calcext:value-type="float">
            <text:p>-52.9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Abrocomidae</text:p>
          </table:table-cell>
          <table:table-cell table:style-name="ce7" office:value-type="string" calcext:value-type="string">
            <text:p><text:span text:style-name="T1">Abrocoma</text:span> uspallat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Braun &amp; Mares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32.65" calcext:value-type="float">
            <text:p>-32.65000</text:p>
          </table:table-cell>
          <table:table-cell table:style-name="ce20" office:value-type="float" office:value="-69.3333333333333" calcext:value-type="float">
            <text:p>-69.3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ryzomys</text:span> maracajuens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Langguth &amp; Bonvicino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21.6333333333333" calcext:value-type="float">
            <text:p>-21.63333</text:p>
          </table:table-cell>
          <table:table-cell table:style-name="ce20" office:value-type="float" office:value="-55.15" calcext:value-type="float">
            <text:p>-55.15000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ryzomys</text:span> scott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Langguth &amp; Bonvicino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15.9" calcext:value-type="float">
            <text:p>-15.90000</text:p>
          </table:table-cell>
          <table:table-cell table:style-name="ce20" office:value-type="float" office:value="-48.8" calcext:value-type="float">
            <text:p>-48.80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Heteromyidae</text:p>
          </table:table-cell>
          <table:table-cell table:style-name="ce7" office:value-type="string" calcext:value-type="string">
            <text:p><text:span text:style-name="T1">Heteromys</text:span> tele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Anderson &amp; Jarrín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1.84522" calcext:value-type="float">
            <text:p>-1.84522</text:p>
          </table:table-cell>
          <table:table-cell table:style-name="ce20" office:value-type="float" office:value="-80.73844" calcext:value-type="float">
            <text:p>-80.73844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Juliomys</text:span> rimofr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Oliveira &amp; Bonvicino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22.35" calcext:value-type="float">
            <text:p>-22.35000</text:p>
          </table:table-cell>
          <table:table-cell table:style-name="ce20" office:value-type="float" office:value="-44.7333333333333" calcext:value-type="float">
            <text:p>-44.7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xymycterus</text:span> jose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Hoffmann, Lessa &amp; Smith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34.815245" calcext:value-type="float">
            <text:p>-34.81525</text:p>
          </table:table-cell>
          <table:table-cell table:style-name="ce20" office:value-type="float" office:value="-55.327093" calcext:value-type="float">
            <text:p>-55.32709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<text:span text:style-name="T1">Phyllomys</text:span> patton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Emmons, Leite, Kock &amp; Costa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17.7166666666667" calcext:value-type="float">
            <text:p>-17.71667</text:p>
          </table:table-cell>
          <table:table-cell table:style-name="ce20" office:value-type="float" office:value="-39.25" calcext:value-type="float">
            <text:p>-39.2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Thomasomys</text:span> onkir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Luna &amp; Pacheco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11.65" calcext:value-type="float">
            <text:p>-11.65000</text:p>
          </table:table-cell>
          <table:table-cell table:style-name="ce20" office:value-type="float" office:value="-73.6666666666667" calcext:value-type="float">
            <text:p>-73.66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Trinomys mirapitang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Lara, Patton &amp; <text:span text:style-name="T7">Hingst-Zaher</text:span></text:p>
          </table:table-cell>
          <table:table-cell office:value-type="float" office:value="2002" calcext:value-type="float">
            <text:p>2002</text:p>
          </table:table-cell>
          <table:table-cell table:style-name="ce20" office:value-type="float" office:value="-16.4" calcext:value-type="float">
            <text:p>-16.40000</text:p>
          </table:table-cell>
          <table:table-cell table:style-name="ce20" office:value-type="float" office:value="-39.18333" calcext:value-type="float">
            <text:p>-39.18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Calomys</text:span> tocantins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Bonvicino, Lima &amp; Almeida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-11.7833333333333" calcext:value-type="float">
            <text:p>-11.78333</text:p>
          </table:table-cell>
          <table:table-cell table:style-name="ce20" office:value-type="float" office:value="-49.75" calcext:value-type="float">
            <text:p>-49.75000</text:p>
          </table:table-cell>
          <table:table-cell/>
          <table:table-cell table:style-name="ce20"/>
          <table:table-cell table:style-name="ce13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ryzomys</text:span> marinh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Bonvicino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-14.8" calcext:value-type="float">
            <text:p>-14.80000</text:p>
          </table:table-cell>
          <table:table-cell table:style-name="ce20" office:value-type="float" office:value="-45.95" calcext:value-type="float">
            <text:p>-45.95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Heteromyidae</text:p>
          </table:table-cell>
          <table:table-cell table:style-name="ce7" office:value-type="string" calcext:value-type="string">
            <text:p><text:span text:style-name="T1">Heteromys</text:span> oasic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Anderson <text:s/>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11.81667" calcext:value-type="float">
            <text:p>11.81667</text:p>
          </table:table-cell>
          <table:table-cell table:style-name="ce20" office:value-type="float" office:value="-69.95" calcext:value-type="float">
            <text:p>-69.95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<text:span text:style-name="T3">Phyllomys</text:span> lund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Leite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-22.2333333333333" calcext:value-type="float">
            <text:p>-22.23333</text:p>
          </table:table-cell>
          <table:table-cell table:style-name="ce20" office:value-type="float" office:value="-44.2" calcext:value-type="float">
            <text:p>-44.20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<text:span text:style-name="T3">Phyllomys</text:span> mantiqueirens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Leite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-22.6" calcext:value-type="float">
            <text:p>-22.60000</text:p>
          </table:table-cell>
          <table:table-cell table:style-name="ce20" office:value-type="float" office:value="-45.3333333333333" calcext:value-type="float">
            <text:p>-45.33333</text:p>
          </table:table-cell>
          <table:table-cell/>
          <table:table-cell table:style-name="ce20"/>
          <table:table-cell table:style-name="ce26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Rhagomys</text:span> longilingu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Luna &amp; Patterson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-13.1" calcext:value-type="float">
            <text:p>-13.10000</text:p>
          </table:table-cell>
          <table:table-cell table:style-name="ce20" office:value-type="float" office:value="-71.5666666666667" calcext:value-type="float">
            <text:p>-71.56667</text:p>
          </table:table-cell>
          <table:table-cell/>
          <table:table-cell table:style-name="ce20"/>
          <table:table-cell table:style-name="ce26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Thomasomys</text:span> ucuch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Voss <text:s/></text:p>
          </table:table-cell>
          <table:table-cell office:value-type="float" office:value="2003" calcext:value-type="float">
            <text:p>2003</text:p>
          </table:table-cell>
          <table:table-cell table:style-name="ce20" office:value-type="float" office:value="-0.36667" calcext:value-type="float">
            <text:p>-0.36667</text:p>
          </table:table-cell>
          <table:table-cell table:style-name="ce20" office:value-type="float" office:value="-78.13333" calcext:value-type="float">
            <text:p>-78.13333</text:p>
          </table:table-cell>
          <table:table-cell/>
          <table:table-cell table:style-name="ce20"/>
          <table:table-cell table:style-name="ce26"/>
          <table:table-cell table:number-columns-repeated="1000"/>
        </table:table-row>
        <table:table-row table:style-name="ro1">
          <table:table-cell table:style-name="ce5" office:value-type="string" calcext:value-type="string">
            <text:p>Caviidae</text:p>
          </table:table-cell>
          <table:table-cell table:style-name="ce9" office:value-type="string" calcext:value-type="string">
            <text:p>Galea monasteriensi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Solmsdorff, Kock, <text:span text:style-name="T8">Hohoff &amp; Sachser</text:span></text:p>
          </table:table-cell>
          <table:table-cell office:value-type="float" office:value="2004" calcext:value-type="float">
            <text:p>2004</text:p>
          </table:table-cell>
          <table:table-cell table:style-name="ce20" office:value-type="float" office:value="-17.722169" calcext:value-type="float">
            <text:p>-17.72217</text:p>
          </table:table-cell>
          <table:table-cell table:style-name="ce20" office:value-type="float" office:value="-64.896148" calcext:value-type="float">
            <text:p>-64.89615</text:p>
          </table:table-cell>
          <table:table-cell/>
          <table:table-cell table:style-name="ce20"/>
          <table:table-cell table:style-name="ce26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Akodon</text:span> philipmyers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rdiñas, D’Elía, Cirignoli &amp; Suarez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27.525" calcext:value-type="float">
            <text:p>-27.52500</text:p>
          </table:table-cell>
          <table:table-cell table:style-name="ce20" office:value-type="float" office:value="-55.8666666666667" calcext:value-type="float">
            <text:p>-55.86667</text:p>
          </table:table-cell>
          <table:table-cell/>
          <table:table-cell table:style-name="ce20"/>
          <table:table-cell table:style-name="ce16"/>
          <table:table-cell table:number-columns-repeated="5"/>
          <table:table-cell table:style-name="ce13"/>
          <table:table-cell table:number-columns-repeated="994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Echimys viera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Iack-Ximenes, Vivo &amp; Percequillo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4.41666666666667" calcext:value-type="float">
            <text:p>-4.41667</text:p>
          </table:table-cell>
          <table:table-cell table:style-name="ce20" office:value-type="float" office:value="-56.2166666666667" calcext:value-type="float">
            <text:p>-56.21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Oryzomys acrit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Emmons &amp; Patton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14.7" calcext:value-type="float">
            <text:p>-14.70000</text:p>
          </table:table-cell>
          <table:table-cell table:style-name="ce20" office:value-type="float" office:value="-61.0333333333333" calcext:value-type="float">
            <text:p>-61.0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usticomys</text:span> ferreira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ercequillo, Carmignotto &amp; Silva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10.2333333333333" calcext:value-type="float">
            <text:p>-10.23333</text:p>
          </table:table-cell>
          <table:table-cell table:style-name="ce20" office:value-type="float" office:value="-58.4833333333333" calcext:value-type="float">
            <text:p>-58.48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ligoryzomys</text:span> moojen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Weksler &amp; Bonvicino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14.0666666666667" calcext:value-type="float">
            <text:p>-14.06667</text:p>
          </table:table-cell>
          <table:table-cell table:style-name="ce20" office:value-type="float" office:value="-47.75" calcext:value-type="float">
            <text:p>-47.75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ligoryzomys</text:span> rupestr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Weksler &amp; Bonvicino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14.0166666666667" calcext:value-type="float">
            <text:p>-14.01667</text:p>
          </table:table-cell>
          <table:table-cell table:style-name="ce20" office:value-type="float" office:value="-47.5166666666667" calcext:value-type="float">
            <text:p>-47.5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Rhipidomys</text:span> carir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Tribe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4.21666666666667" calcext:value-type="float">
            <text:p>-4.21667</text:p>
          </table:table-cell>
          <table:table-cell table:style-name="ce20" office:value-type="float" office:value="-38.9333333333333" calcext:value-type="float">
            <text:p>-38.9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Wiedomys</text:span> cerradens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Gonçalves, Almeida &amp; Bonvicino</text:p>
          </table:table-cell>
          <table:table-cell office:value-type="float" office:value="2005" calcext:value-type="float">
            <text:p>2005</text:p>
          </table:table-cell>
          <table:table-cell table:style-name="ce20" office:value-type="float" office:value="-14.6166666666667" calcext:value-type="float">
            <text:p>-14.61667</text:p>
          </table:table-cell>
          <table:table-cell table:style-name="ce20" office:value-type="float" office:value="-45.85" calcext:value-type="float">
            <text:p>-45.8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Isothrix barbarabrowna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tterson &amp; Velazco</text:p>
          </table:table-cell>
          <table:table-cell office:value-type="float" office:value="2006" calcext:value-type="float">
            <text:p>2006</text:p>
          </table:table-cell>
          <table:table-cell table:style-name="ce20" office:value-type="float" office:value="-13.1" calcext:value-type="float">
            <text:p>-13.10000</text:p>
          </table:table-cell>
          <table:table-cell table:style-name="ce20" office:value-type="float" office:value="-71.5666666666667" calcext:value-type="float">
            <text:p>-71.56667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Juliomys</text:span> ossitenu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Costa, Pavan, Leite &amp; Fagundes</text:p>
          </table:table-cell>
          <table:table-cell office:value-type="float" office:value="2007" calcext:value-type="float">
            <text:p>2007</text:p>
          </table:table-cell>
          <table:table-cell table:style-name="ce20" office:value-type="float" office:value="-20.7166666666667" calcext:value-type="float">
            <text:p>-20.71667</text:p>
          </table:table-cell>
          <table:table-cell table:style-name="ce20" office:value-type="float" office:value="-42.4833333333333" calcext:value-type="float">
            <text:p>-42.48333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Phyllotis</text:span> anita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Jayat, <text:span text:style-name="T9">D’Elía, Pardiñas &amp; Namen</text:span></text:p>
          </table:table-cell>
          <table:table-cell office:value-type="float" office:value="2007" calcext:value-type="float">
            <text:p>2007</text:p>
          </table:table-cell>
          <table:table-cell table:style-name="ce20" office:value-type="float" office:value="-26.3166666666667" calcext:value-type="float">
            <text:p>-26.31667</text:p>
          </table:table-cell>
          <table:table-cell table:style-name="ce20" office:value-type="float" office:value="-65.6" calcext:value-type="float">
            <text:p>-65.60000</text:p>
          </table:table-cell>
          <table:table-cell/>
          <table:table-cell table:style-name="ce20"/>
          <table:table-cell table:style-name="ce16"/>
          <table:table-cell table:number-columns-repeated="5"/>
          <table:table-cell table:style-name="ce5"/>
          <table:table-cell table:number-columns-repeated="994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Thomasomys</text:span> anderson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Salazar-Bravo &amp; Yates</text:p>
          </table:table-cell>
          <table:table-cell office:value-type="float" office:value="2007" calcext:value-type="float">
            <text:p>2007</text:p>
          </table:table-cell>
          <table:table-cell table:style-name="ce20" office:value-type="float" office:value="-17.2" calcext:value-type="float">
            <text:p>-17.20000</text:p>
          </table:table-cell>
          <table:table-cell table:style-name="ce20" office:value-type="float" office:value="-65.8666666666667" calcext:value-type="float">
            <text:p>-65.86667</text:p>
          </table:table-cell>
          <table:table-cell/>
          <table:table-cell table:style-name="ce20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Cerradomys</text:span> langguth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ercequillo, Hingst-Zaher &amp; Bonvicino</text:p>
          </table:table-cell>
          <table:table-cell office:value-type="float" office:value="2008" calcext:value-type="float">
            <text:p>2008</text:p>
          </table:table-cell>
          <table:table-cell table:style-name="ce20" office:value-type="float" office:value="-7.03333333333333" calcext:value-type="float">
            <text:p>-7.03333</text:p>
          </table:table-cell>
          <table:table-cell table:style-name="ce20" office:value-type="float" office:value="-35.15" calcext:value-type="float">
            <text:p>-35.1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Cerradomys</text:span> vivo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ercequillo, Hingst-Zaher &amp; Bonvicino</text:p>
          </table:table-cell>
          <table:table-cell office:value-type="float" office:value="2008" calcext:value-type="float">
            <text:p>2008</text:p>
          </table:table-cell>
          <table:table-cell table:style-name="ce20" office:value-type="float" office:value="-14.8" calcext:value-type="float">
            <text:p>-14.80000</text:p>
          </table:table-cell>
          <table:table-cell table:style-name="ce20" office:value-type="float" office:value="-39.2666666666667" calcext:value-type="float">
            <text:p>-39.26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Eligmodontia</text:span> bolsonens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Mares, Braun, Coyner &amp; Van Der Bussche</text:p>
          </table:table-cell>
          <table:table-cell office:value-type="float" office:value="2008" calcext:value-type="float">
            <text:p>2008</text:p>
          </table:table-cell>
          <table:table-cell table:style-name="ce20" office:value-type="float" office:value="-27.85" calcext:value-type="float">
            <text:p>-27.85000</text:p>
          </table:table-cell>
          <table:table-cell table:style-name="ce20" office:value-type="float" office:value="-66.3" calcext:value-type="float">
            <text:p>-66.30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xymycterus</text:span> wayku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Jayat, D’Elía, Pardiñas, Miotti &amp; Ortiz</text:p>
          </table:table-cell>
          <table:table-cell office:value-type="float" office:value="2008" calcext:value-type="float">
            <text:p>2008</text:p>
          </table:table-cell>
          <table:table-cell table:style-name="ce20" office:value-type="float" office:value="-26.3166666666667" calcext:value-type="float">
            <text:p>-26.31667</text:p>
          </table:table-cell>
          <table:table-cell table:style-name="ce20" office:value-type="float" office:value="-65.6" calcext:value-type="float">
            <text:p>-65.60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<text:span text:style-name="T1">Phyllomys</text:span> sulin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Leite, Christoff &amp; Fagundes</text:p>
          </table:table-cell>
          <table:table-cell office:value-type="float" office:value="2008" calcext:value-type="float">
            <text:p>2008</text:p>
          </table:table-cell>
          <table:table-cell table:style-name="ce20" office:value-type="float" office:value="-27.3833333333333" calcext:value-type="float">
            <text:p>-27.38333</text:p>
          </table:table-cell>
          <table:table-cell table:style-name="ce20" office:value-type="float" office:value="-52.3" calcext:value-type="float">
            <text:p>-52.30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Abrawayaomys</text:span> chebez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rdiñas, Teta &amp; D’Elia</text:p>
          </table:table-cell>
          <table:table-cell office:value-type="float" office:value="2009" calcext:value-type="float">
            <text:p>2009</text:p>
          </table:table-cell>
          <table:table-cell table:style-name="ce21" office:value-type="float" office:value="-25.680115" calcext:value-type="float">
            <text:p>-25.68012</text:p>
          </table:table-cell>
          <table:table-cell table:style-name="ce21" office:value-type="float" office:value="-54.50806" calcext:value-type="float">
            <text:p>-54.50806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Heteromyidae</text:p>
          </table:table-cell>
          <table:table-cell table:style-name="ce7" office:value-type="string" calcext:value-type="string">
            <text:p><text:span text:style-name="T1">Heteromys</text:span> catopteri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Anderson &amp; Gutierrez</text:p>
          </table:table-cell>
          <table:table-cell office:value-type="float" office:value="2009" calcext:value-type="float">
            <text:p>2009</text:p>
          </table:table-cell>
          <table:table-cell table:style-name="ce20" office:value-type="float" office:value="10.36667" calcext:value-type="float">
            <text:p>10.36667</text:p>
          </table:table-cell>
          <table:table-cell table:style-name="ce20" office:value-type="float" office:value="-67.68333" calcext:value-type="float">
            <text:p>-67.6833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hinchillidae</text:p>
          </table:table-cell>
          <table:table-cell table:style-name="ce7" office:value-type="string" calcext:value-type="string">
            <text:p><text:span text:style-name="T1">Lagidium</text:span> ahuacaen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Ledesma, <text:span text:style-name="T9">Werner, Spotorno &amp; Albuja</text:span></text:p>
          </table:table-cell>
          <table:table-cell office:value-type="float" office:value="2009" calcext:value-type="float">
            <text:p>2009</text:p>
          </table:table-cell>
          <table:table-cell table:style-name="ce20" office:value-type="float" office:value="-4.3" calcext:value-type="float">
            <text:p>-4.30000</text:p>
          </table:table-cell>
          <table:table-cell table:style-name="ce20" office:value-type="float" office:value="-79.5333333333333" calcext:value-type="float">
            <text:p>-79.5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ecomys</text:span> sydanderson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Carleton, Emmons &amp; Musser</text:p>
          </table:table-cell>
          <table:table-cell office:value-type="float" office:value="2009" calcext:value-type="float">
            <text:p>2009</text:p>
          </table:table-cell>
          <table:table-cell table:style-name="ce20" office:value-type="float" office:value="-14.7666666666667" calcext:value-type="float">
            <text:p>-14.76667</text:p>
          </table:table-cell>
          <table:table-cell table:style-name="ce20" office:value-type="float" office:value="-61.0333333333333" calcext:value-type="float">
            <text:p>-61.0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Akodon</text:span> polop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Jayat, Ortiz, Salazar-Bravo, Pardiñas &amp; D’Elía</text:p>
          </table:table-cell>
          <table:table-cell office:value-type="float" office:value="2010" calcext:value-type="float">
            <text:p>2010</text:p>
          </table:table-cell>
          <table:table-cell table:style-name="ce20" office:value-type="float" office:value="-31.6" calcext:value-type="float">
            <text:p>-31.60000</text:p>
          </table:table-cell>
          <table:table-cell table:style-name="ce20" office:value-type="float" office:value="-64.8" calcext:value-type="float">
            <text:p>-64.80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Akodon</text:span> viridescen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Braun, Mares, Coyner &amp; Van Den Bussche</text:p>
          </table:table-cell>
          <table:table-cell office:value-type="float" office:value="2010" calcext:value-type="float">
            <text:p>2010</text:p>
          </table:table-cell>
          <table:table-cell table:style-name="ce20" office:value-type="float" office:value="-32.950481" calcext:value-type="float">
            <text:p>-32.95048</text:p>
          </table:table-cell>
          <table:table-cell table:style-name="ce20" office:value-type="float" office:value="-66.00013" calcext:value-type="float">
            <text:p>-66.0001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Calomys</text:span> cerqueira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Bonvicino, Oliveira &amp; Gentile</text:p>
          </table:table-cell>
          <table:table-cell office:value-type="float" office:value="2010" calcext:value-type="float">
            <text:p>2010</text:p>
          </table:table-cell>
          <table:table-cell table:style-name="ce20" office:value-type="float" office:value="-19.076389" calcext:value-type="float">
            <text:p>-19.07639</text:p>
          </table:table-cell>
          <table:table-cell table:style-name="ce20" office:value-type="float" office:value="-41.875" calcext:value-type="float">
            <text:p>-41.875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Phyllotis</text:span> alisosiens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rro, <text:span text:style-name="T9">Martínez &amp; Barquez</text:span></text:p>
          </table:table-cell>
          <table:table-cell office:value-type="float" office:value="2010" calcext:value-type="float">
            <text:p>2010</text:p>
          </table:table-cell>
          <table:table-cell table:style-name="ce20" office:value-type="float" office:value="-27.1833333333333" calcext:value-type="float">
            <text:p>-27.18333</text:p>
          </table:table-cell>
          <table:table-cell table:style-name="ce20" office:value-type="float" office:value="-65.95" calcext:value-type="float">
            <text:p>-65.9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Cerradomys</text:span> goytac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Tavares, Pessôa &amp; Gonçalves</text:p>
          </table:table-cell>
          <table:table-cell office:value-type="float" office:value="2011" calcext:value-type="float">
            <text:p>2011</text:p>
          </table:table-cell>
          <table:table-cell table:style-name="ce20" office:value-type="float" office:value="-22.25" calcext:value-type="float">
            <text:p>-22.25000</text:p>
          </table:table-cell>
          <table:table-cell table:style-name="ce20" office:value-type="float" office:value="-41.65" calcext:value-type="float">
            <text:p>-41.65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Drymoreomys</text:span> albimaculat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ercequillo, Weksler &amp; Costa</text:p>
          </table:table-cell>
          <table:table-cell office:value-type="float" office:value="2011" calcext:value-type="float">
            <text:p>2011</text:p>
          </table:table-cell>
          <table:table-cell table:style-name="ce20" office:value-type="float" office:value="-24.3333333333333" calcext:value-type="float">
            <text:p>-24.33333</text:p>
          </table:table-cell>
          <table:table-cell table:style-name="ce20" office:value-type="float" office:value="-48.4166666666667" calcext:value-type="float">
            <text:p>-48.41667</text:p>
          </table:table-cell>
          <table:table-cell/>
          <table:table-cell table:style-name="ce20"/>
          <table:table-cell table:style-name="ce16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Rhipidomys</text:span> ipukens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Rocha, <text:span text:style-name="T9">Ferreira, Costa, Martins, Leite, Costa, &amp; Fonseca</text:span></text:p>
          </table:table-cell>
          <table:table-cell office:value-type="float" office:value="2011" calcext:value-type="float">
            <text:p>2011</text:p>
          </table:table-cell>
          <table:table-cell table:style-name="ce20" office:value-type="float" office:value="-10.8666666666667" calcext:value-type="float">
            <text:p>-10.86667</text:p>
          </table:table-cell>
          <table:table-cell table:style-name="ce20" office:value-type="float" office:value="-49.6833333333333" calcext:value-type="float">
            <text:p>-49.68333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Rhipidomys</text:span> itoa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Costa, Geise, Pereira &amp; Costa</text:p>
          </table:table-cell>
          <table:table-cell office:value-type="float" office:value="2011" calcext:value-type="float">
            <text:p>2011</text:p>
          </table:table-cell>
          <table:table-cell table:style-name="ce20" office:value-type="float" office:value="-22.4666666666667" calcext:value-type="float">
            <text:p>-22.46667</text:p>
          </table:table-cell>
          <table:table-cell table:style-name="ce20" office:value-type="float" office:value="-42.9833333333333" calcext:value-type="float">
            <text:p>-42.98333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Rhipidomys</text:span> tribe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Costa, Geise, Pereira &amp; Costa</text:p>
          </table:table-cell>
          <table:table-cell office:value-type="float" office:value="2011" calcext:value-type="float">
            <text:p>2011</text:p>
          </table:table-cell>
          <table:table-cell table:style-name="ce20" office:value-type="float" office:value="-20.0833333333333" calcext:value-type="float">
            <text:p>-20.08333</text:p>
          </table:table-cell>
          <table:table-cell table:style-name="ce20" office:value-type="float" office:value="-43.5" calcext:value-type="float">
            <text:p>-43.50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7" office:value-type="string" calcext:value-type="string">
            <text:p><text:span text:style-name="T2">Ctenomys</text:span> ibicuiensi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Freitas, Fernandes, Fornel &amp; Roratto</text:p>
          </table:table-cell>
          <table:table-cell office:value-type="float" office:value="2012" calcext:value-type="float">
            <text:p>2012</text:p>
          </table:table-cell>
          <table:table-cell table:style-name="ce20" office:value-type="float" office:value="-29.3833333333333" calcext:value-type="float">
            <text:p>-29.38333</text:p>
          </table:table-cell>
          <table:table-cell table:style-name="ce20" office:value-type="float" office:value="-55.4166666666667" calcext:value-type="float">
            <text:p>-55.4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Akodon josemariarguedas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Jiménez, Pacheco &amp; Vivas</text:p>
          </table:table-cell>
          <table:table-cell office:value-type="float" office:value="2013" calcext:value-type="float">
            <text:p>2013</text:p>
          </table:table-cell>
          <table:table-cell table:style-name="ce20" office:value-type="float" office:value="-10.15" calcext:value-type="float">
            <text:p>-10.15000</text:p>
          </table:table-cell>
          <table:table-cell table:style-name="ce20" office:value-type="float" office:value="-76.1333333333333" calcext:value-type="float">
            <text:p>-76.1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Erethizontidae</text:p>
          </table:table-cell>
          <table:table-cell table:style-name="ce7" office:value-type="string" calcext:value-type="string">
            <text:p><text:span text:style-name="T1">Coendou</text:span> sperat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ontes, Gadelha, Melo, Bezerra de Sá, Loss, Caldara-Júnior, Costa &amp; Leite</text:p>
          </table:table-cell>
          <table:table-cell office:value-type="float" office:value="2013" calcext:value-type="float">
            <text:p>2013</text:p>
          </table:table-cell>
          <table:table-cell table:style-name="ce20" office:value-type="float" office:value="-8.52948" calcext:value-type="float">
            <text:p>-8.52948</text:p>
          </table:table-cell>
          <table:table-cell table:style-name="ce20" office:value-type="float" office:value="-35.16919" calcext:value-type="float">
            <text:p>-35.16919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Erethizontidae</text:p>
          </table:table-cell>
          <table:table-cell table:style-name="ce8" office:value-type="string" calcext:value-type="string">
            <text:p><text:span text:style-name="T3">Coendou</text:span> (Coendou) baturitensi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office:value-type="string" calcext:value-type="string">
            <text:p>Biological Species Concept</text:p>
          </table:table-cell>
          <table:table-cell office:value-type="string" calcext:value-type="string">
            <text:p>Feijó &amp; Langguth</text:p>
          </table:table-cell>
          <table:table-cell office:value-type="float" office:value="2013" calcext:value-type="float">
            <text:p>2013</text:p>
          </table:table-cell>
          <table:table-cell table:style-name="ce20" office:value-type="float" office:value="-4.391806" calcext:value-type="float">
            <text:p>-4.39181</text:p>
          </table:table-cell>
          <table:table-cell table:style-name="ce20" office:value-type="float" office:value="-39.012611" calcext:value-type="float">
            <text:p>-39.01261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Dasyproctidae</text:p>
          </table:table-cell>
          <table:table-cell table:style-name="ce7" office:value-type="string" calcext:value-type="string">
            <text:p><text:span text:style-name="T1">Dasyprocta</text:span> iack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office:value-type="string" calcext:value-type="string">
            <text:p>Biological Species Concept</text:p>
          </table:table-cell>
          <table:table-cell office:value-type="string" calcext:value-type="string">
            <text:p>Feijó &amp; Langguth</text:p>
          </table:table-cell>
          <table:table-cell office:value-type="float" office:value="2013" calcext:value-type="float">
            <text:p>2013</text:p>
          </table:table-cell>
          <table:table-cell table:style-name="ce20" office:value-type="float" office:value="-6.73333333333333" calcext:value-type="float">
            <text:p>-6.73333</text:p>
          </table:table-cell>
          <table:table-cell table:style-name="ce20" office:value-type="float" office:value="-35.15" calcext:value-type="float">
            <text:p>-35.1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Eligmodontia</text:span> dunar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Evolutionary Species Concept</text:p>
          </table:table-cell>
          <table:table-cell office:value-type="string" calcext:value-type="string">
            <text:p>Spotorno, <text:span text:style-name="T9">Zuleta, Walker, Manriquez, Valladares &amp; Marin</text:span> </text:p>
          </table:table-cell>
          <table:table-cell office:value-type="float" office:value="2013" calcext:value-type="float">
            <text:p>2013</text:p>
          </table:table-cell>
          <table:table-cell table:style-name="ce20" office:value-type="float" office:value="-29.2333333333333" calcext:value-type="float">
            <text:p>-29.23333</text:p>
          </table:table-cell>
          <table:table-cell table:style-name="ce20" office:value-type="float" office:value="-71.3" calcext:value-type="float">
            <text:p>-71.30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Holochilus lagiglia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rdiñas, Teta, Voglino &amp; Fernandez</text:p>
          </table:table-cell>
          <table:table-cell office:value-type="float" office:value="2013" calcext:value-type="float">
            <text:p>2013</text:p>
          </table:table-cell>
          <table:table-cell table:style-name="ce20" office:value-type="float" office:value="-35.0666666666667" calcext:value-type="float">
            <text:p>-35.06667</text:p>
          </table:table-cell>
          <table:table-cell table:style-name="ce20" office:value-type="float" office:value="-68.7166666666667" calcext:value-type="float">
            <text:p>-68.71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Calassomys</text:span> apical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rdiñas, Lessa, Teta, Salazar-Bravo &amp; Câmara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9.95" calcext:value-type="float">
            <text:p>-19.95000</text:p>
          </table:table-cell>
          <table:table-cell table:style-name="ce20" office:value-type="float" office:value="-43.7833333333333" calcext:value-type="float">
            <text:p>-43.78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10" office:value-type="string" calcext:value-type="string">
            <text:p><text:span text:style-name="T1">Calomys</text:span> achaku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Zeballos, Palma, Marquet &amp; Ceballos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5.642417" calcext:value-type="float">
            <text:p>-15.64242</text:p>
          </table:table-cell>
          <table:table-cell table:style-name="ce20" office:value-type="float" office:value="-71.733731" calcext:value-type="float">
            <text:p>-71.7337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10" office:value-type="string" calcext:value-type="string">
            <text:p><text:span text:style-name="T1">Calomys</text:span> chinchilic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Zeballos, Palma, Marquet &amp; Ceballos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5.782403" calcext:value-type="float">
            <text:p>-15.78240</text:p>
          </table:table-cell>
          <table:table-cell table:style-name="ce20" office:value-type="float" office:value="-74.35365" calcext:value-type="float">
            <text:p>-74.35365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Cerradomys</text:span> akroa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Bonvicino, Casado &amp; Weksler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1.8" calcext:value-type="float">
            <text:p>-11.80000</text:p>
          </table:table-cell>
          <table:table-cell table:style-name="ce20" office:value-type="float" office:value="-46.7666666666667" calcext:value-type="float">
            <text:p>-46.76667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8" office:value-type="string" calcext:value-type="string">
            <text:p><text:span text:style-name="T1">Ctenomys</text:span> andersoni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Gardner, Salazar-Bravo &amp; Cook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9.8" calcext:value-type="float">
            <text:p>-19.80000</text:p>
          </table:table-cell>
          <table:table-cell table:style-name="ce20" office:value-type="float" office:value="-63.516667" calcext:value-type="float">
            <text:p>-63.51667</text:p>
          </table:table-cell>
          <table:table-cell/>
          <table:table-cell table:style-name="ce20"/>
          <table:table-cell table:style-name="ce26"/>
          <table:table-cell table:number-columns-repeated="1000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8" office:value-type="string" calcext:value-type="string">
            <text:p><text:span text:style-name="T1">Ctenomys</text:span> erikacuellara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Gardner, Salazar-Bravo &amp; Cook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9.716667" calcext:value-type="float">
            <text:p>-19.71667</text:p>
          </table:table-cell>
          <table:table-cell table:style-name="ce20" office:value-type="float" office:value="-63.85" calcext:value-type="float">
            <text:p>-63.8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8" office:value-type="string" calcext:value-type="string">
            <text:p><text:span text:style-name="T1">Ctenomys</text:span> lessai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Gardner, Salazar-Bravo &amp; Cook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7.75" calcext:value-type="float">
            <text:p>-17.75000</text:p>
          </table:table-cell>
          <table:table-cell table:style-name="ce20" office:value-type="float" office:value="-64.983333" calcext:value-type="float">
            <text:p>-64.9833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tenomyidae</text:p>
          </table:table-cell>
          <table:table-cell table:style-name="ce8" office:value-type="string" calcext:value-type="string">
            <text:p><text:span text:style-name="T1">Ctenomys</text:span> yatesi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Gardner, Salazar-Bravo &amp; Cook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18.266667" calcext:value-type="float">
            <text:p>-18.26667</text:p>
          </table:table-cell>
          <table:table-cell table:style-name="ce20" office:value-type="float" office:value="-60.116667" calcext:value-type="float">
            <text:p>-60.11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Delomys altimontan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Gonçalves &amp; Oliveira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22.3833333333333" calcext:value-type="float">
            <text:p>-22.38333</text:p>
          </table:table-cell>
          <table:table-cell table:style-name="ce20" office:value-type="float" office:value="-44.6666666666667" calcext:value-type="float">
            <text:p>-44.66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Phyllotis</text:span> pearson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checo, Rengifo &amp; Vivas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7.95" calcext:value-type="float">
            <text:p>-7.95000</text:p>
          </table:table-cell>
          <table:table-cell table:style-name="ce20" office:value-type="float" office:value="-78.2333333333333" calcext:value-type="float">
            <text:p>-78.2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Scapteromys</text:span> meridional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Quintela, Gonçalves, Althoff, Sbalqueiro, Oliveira &amp; Freitas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29.4833333333333" calcext:value-type="float">
            <text:p>-29.48333</text:p>
          </table:table-cell>
          <table:table-cell table:style-name="ce20" office:value-type="float" office:value="-50.2166666666667" calcext:value-type="float">
            <text:p>-50.2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table:style-name="ce4" office:value-type="string" calcext:value-type="string">
            <text:p>Octodontidae</text:p>
          </table:table-cell>
          <table:table-cell table:style-name="ce7" office:value-type="string" calcext:value-type="string">
            <text:p><text:span text:style-name="T1">Tympanoctomys</text:span> kirchenoru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Teta, <text:span text:style-name="T9">Pardiñas, Sauthier &amp; Gallardo</text:span></text:p>
          </table:table-cell>
          <table:table-cell office:value-type="float" office:value="2014" calcext:value-type="float">
            <text:p>2014</text:p>
          </table:table-cell>
          <table:table-cell table:style-name="ce20" office:value-type="float" office:value="-43.2166666666667" calcext:value-type="float">
            <text:p>-43.21667</text:p>
          </table:table-cell>
          <table:table-cell table:style-name="ce20" office:value-type="float" office:value="-68.6333333333333" calcext:value-type="float">
            <text:p>-68.6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9" office:value-type="string" calcext:value-type="string">
            <text:p><text:span text:style-name="T4">Abrothrix</text:span> manni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D’Elia, Teta, Upham, Pardiñas &amp; Patterson</text:p>
          </table:table-cell>
          <table:table-cell office:value-type="float" office:value="2015" calcext:value-type="float">
            <text:p>2015</text:p>
          </table:table-cell>
          <table:table-cell table:style-name="ce20" office:value-type="float" office:value="-41.647633" calcext:value-type="float">
            <text:p>-41.64763</text:p>
          </table:table-cell>
          <table:table-cell table:style-name="ce20" office:value-type="float" office:value="-72.172217" calcext:value-type="float">
            <text:p>-72.17222</text:p>
          </table:table-cell>
          <table:table-cell/>
          <table:table-cell table:style-name="Default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Calomys mattev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Gurgel-Filho, Feijó &amp; Langguth</text:p>
          </table:table-cell>
          <table:table-cell office:value-type="float" office:value="2015" calcext:value-type="float">
            <text:p>2015</text:p>
          </table:table-cell>
          <table:table-cell table:style-name="ce20" office:value-type="float" office:value="-14.4666666666667" calcext:value-type="float">
            <text:p>-14.46667</text:p>
          </table:table-cell>
          <table:table-cell table:style-name="ce20" office:value-type="float" office:value="-46.85" calcext:value-type="float">
            <text:p>-46.85000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table:style-name="ce5" office:value-type="string" calcext:value-type="string">
            <text:p>Cuniculidae</text:p>
          </table:table-cell>
          <table:table-cell table:style-name="ce9" office:value-type="string" calcext:value-type="string">
            <text:p><text:span text:style-name="T4">Agouti</text:span> silvagarcia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Van Roosmalen &amp; Van Hooft</text:p>
          </table:table-cell>
          <table:table-cell office:value-type="float" office:value="2015" calcext:value-type="float">
            <text:p>2015</text:p>
          </table:table-cell>
          <table:table-cell table:style-name="ce20" office:value-type="float" office:value="-5.75" calcext:value-type="float">
            <text:p>-5.75000</text:p>
          </table:table-cell>
          <table:table-cell table:style-name="ce20" office:value-type="float" office:value="-60.25" calcext:value-type="float">
            <text:p>-60.2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usticomys</text:span> voss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Hanson, <text:s/>D’Elía, Ayers, Cox, Burneo &amp; Lee</text:p>
          </table:table-cell>
          <table:table-cell office:value-type="float" office:value="2015" calcext:value-type="float">
            <text:p>2015</text:p>
          </table:table-cell>
          <table:table-cell table:style-name="ce20" office:value-type="float" office:value="-0.516666666666667" calcext:value-type="float">
            <text:p>-0.51667</text:p>
          </table:table-cell>
          <table:table-cell table:style-name="ce20" office:value-type="float" office:value="-77.8666666666667" calcext:value-type="float">
            <text:p>-77.86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Phyllotis</text:span> occiden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Rengifo &amp; Pacheco</text:p>
          </table:table-cell>
          <table:table-cell office:value-type="float" office:value="2015" calcext:value-type="float">
            <text:p>2015</text:p>
          </table:table-cell>
          <table:table-cell table:style-name="ce20" office:value-type="float" office:value="-12.1333333333333" calcext:value-type="float">
            <text:p>-12.13333</text:p>
          </table:table-cell>
          <table:table-cell table:style-name="ce20" office:value-type="float" office:value="-76.2166666666667" calcext:value-type="float">
            <text:p>-76.21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11" office:value-type="string" calcext:value-type="string">
            <text:p><text:span text:style-name="T1">Akodon</text:span> kotosh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imenez &amp; Pacheco</text:p>
          </table:table-cell>
          <table:table-cell table:style-name="ce19" office:value-type="float" office:value="2016" calcext:value-type="float">
            <text:p>2016</text:p>
          </table:table-cell>
          <table:table-cell table:style-name="ce20" office:value-type="float" office:value="-9.695" calcext:value-type="float">
            <text:p>-9.69500</text:p>
          </table:table-cell>
          <table:table-cell table:style-name="ce22" office:value-type="float" office:value="-76.088333" calcext:value-type="float">
            <text:p>-76.088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Eremoryzomys</text:span> mesocaudi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Uturunco &amp; Pacheco</text:p>
          </table:table-cell>
          <table:table-cell office:value-type="float" office:value="2016" calcext:value-type="float">
            <text:p>2016</text:p>
          </table:table-cell>
          <table:table-cell table:style-name="ce20" office:value-type="float" office:value="-5.68333333333333" calcext:value-type="float">
            <text:p>-5.68333</text:p>
          </table:table-cell>
          <table:table-cell table:style-name="ce20" office:value-type="float" office:value="-78.4166666666667" calcext:value-type="float">
            <text:p>-78.41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Juliomys</text:span> ximenez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Christoff, Vieira, Oliveira, Gonçalves, Valiati &amp; Tomasi</text:p>
          </table:table-cell>
          <table:table-cell office:value-type="float" office:value="2016" calcext:value-type="float">
            <text:p>2016</text:p>
          </table:table-cell>
          <table:table-cell table:style-name="ce20" office:value-type="float" office:value="-29.15" calcext:value-type="float">
            <text:p>-29.15000</text:p>
          </table:table-cell>
          <table:table-cell table:style-name="ce20" office:value-type="float" office:value="-50.1" calcext:value-type="float">
            <text:p>-50.10000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cromys</text:span> lillo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Jayat, D’Elía, Ortiz &amp; Teta</text:p>
          </table:table-cell>
          <table:table-cell office:value-type="float" office:value="2016" calcext:value-type="float">
            <text:p>2016</text:p>
          </table:table-cell>
          <table:table-cell table:style-name="ce20" office:value-type="float" office:value="-26.2833333333333" calcext:value-type="float">
            <text:p>-26.28333</text:p>
          </table:table-cell>
          <table:table-cell table:style-name="ce20" office:value-type="float" office:value="-64.9666666666667" calcext:value-type="float">
            <text:p>-64.96667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ecomys</text:span> franciscoru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Pardiñas, Teta, Salazar-Bravo, Myers &amp; Galliari</text:p>
          </table:table-cell>
          <table:table-cell office:value-type="float" office:value="2016" calcext:value-type="float">
            <text:p>2016</text:p>
          </table:table-cell>
          <table:table-cell table:style-name="ce20" office:value-type="float" office:value="-25.982733" calcext:value-type="float">
            <text:p>-25.98273</text:p>
          </table:table-cell>
          <table:table-cell table:style-name="ce20" office:value-type="float" office:value="-58.167781" calcext:value-type="float">
            <text:p>-58.16778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Deltamys araucar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Evolutionary Significant Unit</text:p>
          </table:table-cell>
          <table:table-cell office:value-type="string" calcext:value-type="string">
            <text:p>Quintela, Bertuol, González, Cordeiro-Estrela, Freitas &amp; Gonçalves</text:p>
          </table:table-cell>
          <table:table-cell office:value-type="float" office:value="2017" calcext:value-type="float">
            <text:p>2017</text:p>
          </table:table-cell>
          <table:table-cell table:style-name="ce20" office:value-type="float" office:value="-29.4833333333333" calcext:value-type="float">
            <text:p>-29.48333</text:p>
          </table:table-cell>
          <table:table-cell table:style-name="ce20" office:value-type="float" office:value="-50.2166666666667" calcext:value-type="float">
            <text:p>-50.21667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table:style-name="ce6" office:value-type="string" calcext:value-type="string">
            <text:p>Cricetidae</text:p>
          </table:table-cell>
          <table:table-cell table:style-name="ce10" office:value-type="string" calcext:value-type="string">
            <text:p><text:span text:style-name="T4">Geoxus</text:span> lafkenche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Teta &amp; D’Elía</text:p>
          </table:table-cell>
          <table:table-cell office:value-type="float" office:value="2017" calcext:value-type="float">
            <text:p>2017</text:p>
          </table:table-cell>
          <table:table-cell table:style-name="ce20" office:value-type="float" office:value="-43.566667" calcext:value-type="float">
            <text:p>-43.56667</text:p>
          </table:table-cell>
          <table:table-cell table:style-name="ce20" office:value-type="float" office:value="-74.825" calcext:value-type="float">
            <text:p>-74.825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aviidae</text:p>
          </table:table-cell>
          <table:table-cell table:style-name="ce7" office:value-type="string" calcext:value-type="string">
            <text:p><text:span text:style-name="T5">Microcavia</text:span> jayat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office:value-type="string" calcext:value-type="string">
            <text:p>Biological Species Concept</text:p>
          </table:table-cell>
          <table:table-cell office:value-type="string" calcext:value-type="string">
            <text:p>Teta, Ojeda, Lucero &amp; D’ Elía</text:p>
          </table:table-cell>
          <table:table-cell office:value-type="float" office:value="2017" calcext:value-type="float">
            <text:p>2017</text:p>
          </table:table-cell>
          <table:table-cell table:style-name="ce20" office:value-type="float" office:value="-26.333333" calcext:value-type="float">
            <text:p>-26.33333</text:p>
          </table:table-cell>
          <table:table-cell table:style-name="ce20" office:value-type="float" office:value="-64.333333" calcext:value-type="float">
            <text:p>-64.33333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acomys</text:span> vargasllosa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Hurtado &amp; Pacheco</text:p>
          </table:table-cell>
          <table:table-cell office:value-type="float" office:value="2017" calcext:value-type="float">
            <text:p>2017</text:p>
          </table:table-cell>
          <table:table-cell table:style-name="ce20" office:value-type="float" office:value="-14.2416666666667" calcext:value-type="float">
            <text:p>-14.24167</text:p>
          </table:table-cell>
          <table:table-cell table:style-name="ce20" office:value-type="float" office:value="-69.1666666666667" calcext:value-type="float">
            <text:p>-69.16667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Rhipidomys</text:span> albuja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<text:span text:style-name="T9">Brito, Tinoco, Chávez, Moreno-Cárdenas, Batallas &amp; Ojala-Barbour</text:span></text:p>
          </table:table-cell>
          <table:table-cell office:value-type="float" office:value="2017" calcext:value-type="float">
            <text:p>2017</text:p>
          </table:table-cell>
          <table:table-cell table:style-name="ce20" office:value-type="float" office:value="-2.06666666666667" calcext:value-type="float">
            <text:p>-2.06667</text:p>
          </table:table-cell>
          <table:table-cell table:style-name="ce20" office:value-type="float" office:value="-78.2166666666667" calcext:value-type="float">
            <text:p>-78.21667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Neacomys</text:span> macedoruiz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Sánchez-Vendizú, Pacheco &amp; Vivas-Ruiz</text:p>
          </table:table-cell>
          <table:table-cell office:value-type="float" office:value="2018" calcext:value-type="float">
            <text:p>2018</text:p>
          </table:table-cell>
          <table:table-cell table:style-name="ce20" office:value-type="float" office:value="-9.4" calcext:value-type="float">
            <text:p>-9.40000</text:p>
          </table:table-cell>
          <table:table-cell table:style-name="ce20" office:value-type="float" office:value="-76.01" calcext:value-type="float">
            <text:p>-76.01000</text:p>
          </table:table-cell>
          <table:table-cell/>
          <table:table-cell table:style-name="ce20"/>
          <table:table-cell table:style-name="ce25"/>
          <table:table-cell table:number-columns-repeated="1000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Neacomys</text:span> rosalinda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Sánchez-Vendizú, Pacheco &amp; Vivas-Ruiz</text:p>
          </table:table-cell>
          <table:table-cell office:value-type="float" office:value="2018" calcext:value-type="float">
            <text:p>2018</text:p>
          </table:table-cell>
          <table:table-cell table:style-name="ce20" office:value-type="float" office:value="-3.86666666666667" calcext:value-type="float">
            <text:p>-3.86667</text:p>
          </table:table-cell>
          <table:table-cell table:style-name="ce20" office:value-type="float" office:value="-73.3833333333333" calcext:value-type="float">
            <text:p>-73.3833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10" office:value-type="string" calcext:value-type="string">
            <text:p><text:span text:style-name="T1">Oligoryzomys</text:span> yatesi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Palma &amp; Rodriguez-Serrano</text:p>
          </table:table-cell>
          <table:table-cell office:value-type="float" office:value="2018" calcext:value-type="float">
            <text:p>2018</text:p>
          </table:table-cell>
          <table:table-cell table:style-name="ce20" office:value-type="float" office:value="-54.085278" calcext:value-type="float">
            <text:p>-54.08528</text:p>
          </table:table-cell>
          <table:table-cell table:style-name="ce20" office:value-type="float" office:value="-71.226389" calcext:value-type="float">
            <text:p>-71.22639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<text:span text:style-name="T2">Phyllomys</text:span> central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Phylogenetic Species Concept</text:p>
          </table:table-cell>
          <table:table-cell office:value-type="string" calcext:value-type="string">
            <text:p>Machado, Loss, Paz, Vieira, Rodrigues &amp; Marinho-Filho</text:p>
          </table:table-cell>
          <table:table-cell office:value-type="float" office:value="2018" calcext:value-type="float">
            <text:p>2018</text:p>
          </table:table-cell>
          <table:table-cell table:style-name="ce20" office:value-type="float" office:value="-15.95" calcext:value-type="float">
            <text:p>-15.95000</text:p>
          </table:table-cell>
          <table:table-cell table:style-name="ce20" office:value-type="float" office:value="-47.95" calcext:value-type="float">
            <text:p>-47.95000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Tanyuromys</text:span> thomaslee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<text:span text:style-name="T9">Timm, Pine &amp; Hanson</text:span></text:p>
          </table:table-cell>
          <table:table-cell office:value-type="float" office:value="2018" calcext:value-type="float">
            <text:p>2018</text:p>
          </table:table-cell>
          <table:table-cell table:style-name="ce20" office:value-type="float" office:value="0.316666666666667" calcext:value-type="float">
            <text:p>0.31667</text:p>
          </table:table-cell>
          <table:table-cell table:style-name="ce20" office:value-type="float" office:value="-78.9166666666667" calcext:value-type="float">
            <text:p>-78.91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Echimyidae</text:p>
          </table:table-cell>
          <table:table-cell table:style-name="ce7" office:value-type="string" calcext:value-type="string">
            <text:p>Toromys albiventr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Emmons &amp; Fabre</text:p>
          </table:table-cell>
          <table:table-cell office:value-type="float" office:value="2018" calcext:value-type="float">
            <text:p>2018</text:p>
          </table:table-cell>
          <table:table-cell table:style-name="ce20" office:value-type="float" office:value="-8.35" calcext:value-type="float">
            <text:p>-8.35000</text:p>
          </table:table-cell>
          <table:table-cell table:style-name="ce20" office:value-type="float" office:value="-74.59" calcext:value-type="float">
            <text:p>-74.59000</text:p>
          </table:table-cell>
          <table:table-cell/>
          <table:table-cell table:style-name="ce20"/>
          <table:table-cell table:number-columns-repeated="5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2">Brucepattersonius</text:span> nebulosu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Abreu-Júnior, Vilela, Christoff, Valiati &amp; Percequillo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2.7833333333333" calcext:value-type="float">
            <text:p>-22.78333</text:p>
          </table:table-cell>
          <table:table-cell table:style-name="ce20" office:value-type="float" office:value="-44.3583333333333" calcext:value-type="float">
            <text:p>-44.3583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6">Ichthyomys</text:span> pinei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Córdova, Nivelo-Villavicencio, Reyes-Puig, Pardiñas &amp; Brito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.322772" calcext:value-type="float">
            <text:p>-3.32277</text:p>
          </table:table-cell>
          <table:table-cell table:style-name="ce20" office:value-type="float" office:value="-79.06221" calcext:value-type="float">
            <text:p>-79.06221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<text:span text:style-name="T1">Oxymycterus</text:span> itapeb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office:value-type="string" calcext:value-type="string">
            <text:p>Genetic Species Concept</text:p>
          </table:table-cell>
          <table:table-cell office:value-type="string" calcext:value-type="string">
            <text:p>Peçanha, Quintela, Ribas, Althoff, Maestri, Gonçalves &amp; Freitas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3.5833333333333" calcext:value-type="float">
            <text:p>-23.58333</text:p>
          </table:table-cell>
          <table:table-cell table:style-name="ce20" office:value-type="float" office:value="-46.9666666666667" calcext:value-type="float">
            <text:p>-46.9666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office:value-type="string" calcext:value-type="string">
            <text:p><text:span text:style-name="T1">Thomasomys</text:span> salaza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/>Brito, Tinoco, Curay, Vargas, Reyes-Puig, Romero &amp; Pardiñas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.187911" calcext:value-type="float">
            <text:p>-2.18791</text:p>
          </table:table-cell>
          <table:table-cell table:style-name="ce20" office:value-type="float" office:value="-78.496542" calcext:value-type="float">
            <text:p>-78.49654</text:p>
          </table:table-cell>
          <table:table-cell/>
          <table:table-cell table:style-name="ce20"/>
          <table:table-cell table:style-name="ce25"/>
          <table:table-cell table:number-columns-repeated="4"/>
          <table:table-cell table:style-name="ce25"/>
          <table:table-cell table:number-columns-repeated="995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Euryoryzomys austral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7.033333" calcext:value-type="float">
            <text:p>-27.03333</text:p>
          </table:table-cell>
          <table:table-cell table:style-name="ce20" office:value-type="float" office:value="-54.633333" calcext:value-type="float">
            <text:p>-54.63333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Oligoryzomys no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2.883316" calcext:value-type="float">
            <text:p>-22.88332</text:p>
          </table:table-cell>
          <table:table-cell table:style-name="ce20" office:value-type="float" office:value="-64.449973" calcext:value-type="float">
            <text:p>-64.44997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Oligoryzomys lanos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6.783407" calcext:value-type="float">
            <text:p>-26.78341</text:p>
          </table:table-cell>
          <table:table-cell table:style-name="ce20" office:value-type="float" office:value="-65.383246" calcext:value-type="float">
            <text:p>-65.38325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Miniakodon rumboll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7.87497" calcext:value-type="float">
            <text:p>-37.87497</text:p>
          </table:table-cell>
          <table:table-cell table:style-name="ce20" office:value-type="float" office:value="-58.262852" calcext:value-type="float">
            <text:p>-58.26285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Miniakodon chebez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7.365677" calcext:value-type="float">
            <text:p>-37.36568</text:p>
          </table:table-cell>
          <table:table-cell table:style-name="ce20" office:value-type="float" office:value="-64.618137" calcext:value-type="float">
            <text:p>-64.61814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Macroakodon naranj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1.787795" calcext:value-type="float">
            <text:p>-31.78780</text:p>
          </table:table-cell>
          <table:table-cell table:style-name="ce20" office:value-type="float" office:value="-63.810692" calcext:value-type="float">
            <text:p>-63.81069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Macroakodon cale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8.014463" calcext:value-type="float">
            <text:p>-38.01446</text:p>
          </table:table-cell>
          <table:table-cell table:style-name="ce20" office:value-type="float" office:value="-65.584522" calcext:value-type="float">
            <text:p>-65.58452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Macroakodon calilegu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3.766916" calcext:value-type="float">
            <text:p>-23.76692</text:p>
          </table:table-cell>
          <table:table-cell table:style-name="ce20" office:value-type="float" office:value="-64.773806" calcext:value-type="float">
            <text:p>-64.77381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Oxymycterus contreras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8.202556" calcext:value-type="float">
            <text:p>-38.20256</text:p>
          </table:table-cell>
          <table:table-cell table:style-name="ce20" office:value-type="float" office:value="-57.784587" calcext:value-type="float">
            <text:p>-57.78459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Oxymycterus massoia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7.437773" calcext:value-type="float">
            <text:p>-27.43777</text:p>
          </table:table-cell>
          <table:table-cell table:style-name="ce20" office:value-type="float" office:value="-55.894609" calcext:value-type="float">
            <text:p>-55.89461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Calomys apostoli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39.37449" calcext:value-type="float">
            <text:p>-39.37449</text:p>
          </table:table-cell>
          <table:table-cell table:style-name="ce20" office:value-type="float" office:value="-62.649077" calcext:value-type="float">
            <text:p>-62.64908</text:p>
          </table:table-cell>
          <table:table-cell/>
          <table:table-cell table:style-name="ce20"/>
          <table:table-cell table:number-columns-repeated="1001"/>
        </table:table-row>
        <table:table-row table:style-name="ro1">
          <table:table-cell office:value-type="string" calcext:value-type="string">
            <text:p>Cricetidae</text:p>
          </table:table-cell>
          <table:table-cell table:style-name="ce7" office:value-type="string" calcext:value-type="string">
            <text:p>Calomys yungan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gnolin, Derguy, Godoy &amp; Chimento </text:p>
          </table:table-cell>
          <table:table-cell office:value-type="float" office:value="2019" calcext:value-type="float">
            <text:p>2019</text:p>
          </table:table-cell>
          <table:table-cell table:style-name="ce20" office:value-type="float" office:value="-27.196596" calcext:value-type="float">
            <text:p>-27.19660</text:p>
          </table:table-cell>
          <table:table-cell table:style-name="ce20" office:value-type="float" office:value="-65.311767" calcext:value-type="float">
            <text:p>-65.31177</text:p>
          </table:table-cell>
          <table:table-cell/>
          <table:table-cell table:style-name="ce20"/>
          <table:table-cell table:number-columns-repeated="1001"/>
        </table:table-row>
        <table:table-row table:style-name="ro1" table:number-rows-repeated="2">
          <table:table-cell table:number-columns-repeated="15"/>
          <table:table-cell table:style-name="ce4"/>
          <table:table-cell/>
          <table:table-cell table:style-name="ce20" table:number-columns-repeated="2"/>
          <table:table-cell/>
          <table:table-cell table:style-name="ce20"/>
          <table:table-cell table:number-columns-repeated="1001"/>
        </table:table-row>
        <table:table-row table:style-name="ro1" table:number-rows-repeated="30">
          <table:table-cell table:number-columns-repeated="17"/>
          <table:table-cell table:style-name="ce20" table:number-columns-repeated="2"/>
          <table:table-cell/>
          <table:table-cell table:style-name="ce20"/>
          <table:table-cell table:number-columns-repeated="1001"/>
        </table:table-row>
        <table:table-row table:style-name="ro1" table:number-rows-repeated="10484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sans-serif"/>
    <style:font-face style:name="Courier New" svg:font-family="'Courier New'" style:font-family-generic="roman"/>
    <style:font-face style:name="Arial1" svg:font-family="Arial" style:font-family-generic="swiss"/>
    <style:font-face style:name="Calibri" svg:font-family="Calibri" style:font-family-generic="swiss"/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8:24:52.247469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1T19:21:52.424416641</meta:creation-date>
    <dc:date>2020-06-08T08:25:24.153590391</dc:date>
    <meta:editing-duration>PT10M37S</meta:editing-duration>
    <meta:editing-cycles>3</meta:editing-cycles>
    <meta:generator>LibreOffice/6.3.5.2$Linux_X86_64 LibreOffice_project/30$Build-2</meta:generator>
    <meta:document-statistic meta:table-count="1" meta:cell-count="2243" meta:object-count="0"/>
  </office:meta>
</office:document-meta>
</file>